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65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0319in"/>
    </style:style>
    <style:style style:name="co4" style:family="table-column">
      <style:table-column-properties fo:break-before="auto" style:column-width="1.0917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0.995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54in"/>
    </style:style>
    <style:style style:name="co9" style:family="table-column">
      <style:table-column-properties fo:break-before="auto" style:column-width="1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21"/>
    <style:style style:name="ce26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2"/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35" style:family="table-cell" style:parent-style-name="Default" style:data-style-name="N10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Validation</text:p>
          </table:table-cell>
          <table:table-cell table:style-name="ce1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Alliterations</text:p>
          </table:table-cell>
          <table:covered-table-cell table:style-name="Default"/>
          <table:covered-table-cell/>
          <table:table-cell/>
          <table:table-cell office:value-type="string" calcext:value-type="string" table:number-columns-spanned="4" table:number-rows-spanned="1">
            <text:p>Distinct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3"/>
          <table:table-cell table:number-columns-repeated="2"/>
          <table:table-cell office:value-type="string" calcext:value-type="string">
            <text:p>Total</text:p>
          </table:table-cell>
          <table:table-cell table:formula="of:=5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percentage" office:value="0.353761594868314" calcext:value-type="percentage">
            <text:p>35.4%</text:p>
          </table:table-cell>
          <table:table-cell office:value-type="percentage" office:value="0.516142984522431" calcext:value-type="percentage">
            <text:p>51.6%</text:p>
          </table:table-cell>
          <table:table-cell office:value-type="percentage" office:value="1.2361227558856" calcext:value-type="percentage">
            <text:p>123.6%</text:p>
          </table:table-cell>
          <table:table-cell office:value-type="percentage" office:value="0.189803170040324" calcext:value-type="percentage">
            <text:p>19.0%</text:p>
          </table:table-cell>
          <table:table-cell table:style-name="ce25" office:value-type="percentage" office:value="0.0226041708255147" calcext:value-type="percentage">
            <text:p>2.3%</text:p>
          </table:table-cell>
          <table:table-cell table:style-name="ce25" office:value-type="percentage" office:value="0.789184954634348" calcext:value-type="percentage">
            <text:p>78.9%</text:p>
          </table:table-cell>
          <table:table-cell table:style-name="ce25" office:value-type="percentage" office:value="0.215553910630326" calcext:value-type="percentage">
            <text:p>21.6%</text:p>
          </table:table-cell>
          <table:table-cell table:style-name="ce25" office:value-type="percentage" office:value="0.627006655244481" calcext:value-type="percentage">
            <text:p>62.7%</text:p>
          </table:table-cell>
          <table:table-cell table:style-name="ce25" office:value-type="percentage" office:value="0.842810432771003" calcext:value-type="percentage">
            <text:p>84.3%</text:p>
          </table:table-cell>
          <table:table-cell table:style-name="ce25" office:value-type="percentage" office:value="0.930500391513404" calcext:value-type="percentage">
            <text:p>93.1%</text:p>
          </table:table-cell>
          <table:table-cell table:number-columns-repeated="2"/>
          <table:table-cell table:style-name="ce27" office:value-type="string" calcext:value-type="string" table:number-columns-spanned="1" table:number-rows-spanned="5">
            <text:p>Noise</text:p>
          </table:table-cell>
          <table:table-cell table:style-name="ce31" office:value-type="string" calcext:value-type="string">
            <text:p>Poetic Contractions</text:p>
          </table:table-cell>
          <table:table-cell table:style-name="ce34" table:formula="of:=[.Q3]/[.$T$2]" office:value-type="percentage" office:value="0.12" calcext:value-type="percentage">
            <text:p>12%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25M</text:p>
          </table:table-cell>
          <table:table-cell table:style-name="ce26" office:value-type="percentage" office:value="0.155828571428571" calcext:value-type="percentage">
            <text:p>15.6%</text:p>
          </table:table-cell>
          <table:table-cell table:style-name="ce26" office:value-type="percentage" office:value="0.254083333333333" calcext:value-type="percentage">
            <text:p>25.4%</text:p>
          </table:table-cell>
          <table:table-cell table:style-name="ce26" office:value-type="percentage" office:value="0.247740476190476" calcext:value-type="percentage">
            <text:p>24.8%</text:p>
          </table:table-cell>
          <table:table-cell table:style-name="ce26" office:value-type="percentage" office:value="0.0445095238095238" calcext:value-type="percentage">
            <text:p>4.5%</text:p>
          </table:table-cell>
          <table:table-cell table:style-name="ce26" office:value-type="percentage" office:value="0.01145" calcext:value-type="percentage">
            <text:p>1.1%</text:p>
          </table:table-cell>
          <table:table-cell table:style-name="ce25" office:value-type="percentage" office:value="0.405929761904762" calcext:value-type="percentage">
            <text:p>40.6%</text:p>
          </table:table-cell>
          <table:table-cell table:style-name="ce25" table:number-columns-repeated="4"/>
          <table:table-cell table:number-columns-repeated="2"/>
          <table:covered-table-cell table:style-name="ce28"/>
          <table:table-cell table:style-name="ce31" office:value-type="string" calcext:value-type="string">
            <text:p>Old English and Dialects</text:p>
          </table:table-cell>
          <table:table-cell table:style-name="ce34" table:formula="of:=[.Q4]/[.$T$2]" office:value-type="percentage" office:value="0.16" calcext:value-type="percentage">
            <text:p>16%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114021428571429" calcext:value-type="percentage">
            <text:p>11.4%</text:p>
          </table:table-cell>
          <table:table-cell office:value-type="percentage" office:value="0.226878571428571" calcext:value-type="percentage">
            <text:p>22.7%</text:p>
          </table:table-cell>
          <table:table-cell office:value-type="percentage" office:value="0.189628571428571" calcext:value-type="percentage">
            <text:p>19.0%</text:p>
          </table:table-cell>
          <table:table-cell office:value-type="percentage" office:value="0.0330166666666667" calcext:value-type="percentage">
            <text:p>3.3%</text:p>
          </table:table-cell>
          <table:table-cell table:style-name="ce25" office:value-type="percentage" office:value="0.0053" calcext:value-type="percentage">
            <text:p>0.5%</text:p>
          </table:table-cell>
          <table:table-cell table:style-name="ce26" office:value-type="percentage" office:value="0.437446428571429" calcext:value-type="percentage">
            <text:p>43.7%</text:p>
          </table:table-cell>
          <table:table-cell table:style-name="ce26" table:number-columns-repeated="4"/>
          <table:table-cell table:number-columns-repeated="2"/>
          <table:covered-table-cell table:style-name="ce28"/>
          <table:table-cell table:style-name="ce31" office:value-type="string" calcext:value-type="string">
            <text:p>Foreign Language</text:p>
          </table:table-cell>
          <table:table-cell table:style-name="ce34" table:formula="of:=[.Q5]/[.$T$2]" office:value-type="percentage" office:value="0.12" calcext:value-type="percentage">
            <text:p>12%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covered-table-cell table:style-name="ce28"/>
          <table:table-cell table:style-name="ce31" office:value-type="string" calcext:value-type="string">
            <text:p>Few Annotations</text:p>
          </table:table-cell>
          <table:table-cell table:style-name="ce34" table:formula="of:=[.Q6]/[.$T$2]" office:value-type="percentage" office:value="0.54" calcext:value-type="percentage">
            <text:p>54%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mbic Pentameter</text:p>
          </table:table-cell>
          <table:table-cell table:style-name="ce1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Alliterations</text:p>
          </table:table-cell>
          <table:covered-table-cell table:style-name="Default"/>
          <table:covered-table-cell/>
          <table:table-cell/>
          <table:table-cell office:value-type="string" calcext:value-type="string" table:number-columns-spanned="4" table:number-rows-spanned="1">
            <text:p>Distinct</text:p>
          </table:table-cell>
          <table:covered-table-cell table:number-columns-repeated="3"/>
          <table:table-cell table:number-columns-repeated="2"/>
          <table:covered-table-cell table:style-name="ce29"/>
          <table:table-cell table:style-name="ce32" office:value-type="string" calcext:value-type="string">
            <text:p>Many Annotations</text:p>
          </table:table-cell>
          <table:table-cell table:style-name="ce35" table:formula="of:=[.Q7]/[.$T$2]" office:value-type="percentage" office:value="0.1" calcext:value-type="percentage">
            <text:p>10%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 Tuned</text:p>
          </table:table-cell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office:value-type="string" calcext:value-type="string" table:number-columns-spanned="1" table:number-rows-spanned="4">
            <text:p>Type of Writing</text:p>
          </table:table-cell>
          <table:table-cell table:style-name="ce31" office:value-type="string" calcext:value-type="string">
            <text:p>Poems</text:p>
          </table:table-cell>
          <table:table-cell table:style-name="ce34" table:formula="of:=[.Q8]/[.$T$2]" office:value-type="percentage" office:value="0.88" calcext:value-type="percentage">
            <text:p>88%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25M</text:p>
          </table:table-cell>
          <table:table-cell office:value-type="percentage" office:value="0.201944444444444" calcext:value-type="percentage">
            <text:p>20.2%</text:p>
          </table:table-cell>
          <table:table-cell office:value-type="percentage" office:value="0.266388888888889" calcext:value-type="percentage">
            <text:p>26.6%</text:p>
          </table:table-cell>
          <table:table-cell office:value-type="percentage" office:value="1.36905555555556" calcext:value-type="percentage">
            <text:p>136.9%</text:p>
          </table:table-cell>
          <table:table-cell office:value-type="percentage" office:value="0.266055555555556" calcext:value-type="percentage">
            <text:p>26.6%</text:p>
          </table:table-cell>
          <table:table-cell table:style-name="ce25" office:value-type="percentage" office:value="0.0553333333333333" calcext:value-type="percentage">
            <text:p>5.5%</text:p>
          </table:table-cell>
          <table:table-cell table:style-name="ce25" office:value-type="percentage" office:value="0.86290135975136" calcext:value-type="percentage">
            <text:p>86.3%</text:p>
          </table:table-cell>
          <table:table-cell table:style-name="ce25" office:value-type="percentage" office:value="0.612549956810804" calcext:value-type="percentage">
            <text:p>61.3%</text:p>
          </table:table-cell>
          <table:table-cell table:style-name="ce25" office:value-type="percentage" office:value="0.809363736727381" calcext:value-type="percentage">
            <text:p>80.9%</text:p>
          </table:table-cell>
          <table:table-cell table:style-name="ce25" office:value-type="percentage" office:value="0.930018559389935" calcext:value-type="percentage">
            <text:p>93.0%</text:p>
          </table:table-cell>
          <table:table-cell table:style-name="ce25" office:value-type="percentage" office:value="0.999529529504575" calcext:value-type="percentage">
            <text:p>100.0%</text:p>
          </table:table-cell>
          <table:table-cell table:number-columns-repeated="2"/>
          <table:covered-table-cell table:style-name="ce28"/>
          <table:table-cell table:style-name="ce31" office:value-type="string" calcext:value-type="string">
            <text:p>Plays</text:p>
          </table:table-cell>
          <table:table-cell table:style-name="ce34" table:formula="of:=[.Q9]/[.$T$2]" office:value-type="percentage" office:value="0.04" calcext:value-type="percentage">
            <text:p>4%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155555555555556" calcext:value-type="percentage">
            <text:p>15.6%</text:p>
          </table:table-cell>
          <table:table-cell office:value-type="percentage" office:value="0.251111111111111" calcext:value-type="percentage">
            <text:p>25.1%</text:p>
          </table:table-cell>
          <table:table-cell office:value-type="percentage" office:value="1.31694444444444" calcext:value-type="percentage">
            <text:p>131.7%</text:p>
          </table:table-cell>
          <table:table-cell office:value-type="percentage" office:value="0.256222222222222" calcext:value-type="percentage">
            <text:p>25.6%</text:p>
          </table:table-cell>
          <table:table-cell table:style-name="ce25" office:value-type="percentage" office:value="0.0537777777777778" calcext:value-type="percentage">
            <text:p>5.4%</text:p>
          </table:table-cell>
          <table:table-cell table:style-name="ce25" office:value-type="percentage" office:value="0.840190461390461" calcext:value-type="percentage">
            <text:p>84.0%</text:p>
          </table:table-cell>
          <table:table-cell table:style-name="ce25" office:value-type="percentage" office:value="0.618946533982938" calcext:value-type="percentage">
            <text:p>61.9%</text:p>
          </table:table-cell>
          <table:table-cell table:style-name="ce25" office:value-type="percentage" office:value="0.848474975167983" calcext:value-type="percentage">
            <text:p>84.8%</text:p>
          </table:table-cell>
          <table:table-cell table:style-name="ce25" office:value-type="percentage" office:value="0.953698401701244" calcext:value-type="percentage">
            <text:p>95.4%</text:p>
          </table:table-cell>
          <table:table-cell table:style-name="ce25" office:value-type="percentage" office:value="0.999514187024109" calcext:value-type="percentage">
            <text:p>100.0%</text:p>
          </table:table-cell>
          <table:table-cell table:number-columns-repeated="2"/>
          <table:covered-table-cell table:style-name="ce28"/>
          <table:table-cell table:style-name="ce31" office:value-type="string" calcext:value-type="string">
            <text:p>Songs</text:p>
          </table:table-cell>
          <table:table-cell table:style-name="ce34" table:formula="of:=[.Q10]/[.$T$2]" office:value-type="percentage" office:value="0.06" calcext:value-type="percentage">
            <text:p>6%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2.7B</text:p>
          </table:table-cell>
          <table:table-cell office:value-type="percentage" office:value="0.271388888888889" calcext:value-type="percentage">
            <text:p>27.1%</text:p>
          </table:table-cell>
          <table:table-cell office:value-type="percentage" office:value="0.322777777777778" calcext:value-type="percentage">
            <text:p>32.3%</text:p>
          </table:table-cell>
          <table:table-cell office:value-type="percentage" office:value="1.38394444444444" calcext:value-type="percentage">
            <text:p>138.4%</text:p>
          </table:table-cell>
          <table:table-cell office:value-type="percentage" office:value="0.324277777777778" calcext:value-type="percentage">
            <text:p>32.4%</text:p>
          </table:table-cell>
          <table:table-cell table:style-name="ce25" office:value-type="percentage" office:value="0.0851666666666667" calcext:value-type="percentage">
            <text:p>8.5%</text:p>
          </table:table-cell>
          <table:table-cell table:style-name="ce25" office:value-type="percentage" office:value="0.81716730954231" calcext:value-type="percentage">
            <text:p>81.7%</text:p>
          </table:table-cell>
          <table:table-cell table:style-name="ce25" office:value-type="percentage" office:value="0.541305858426092" calcext:value-type="percentage">
            <text:p>54.1%</text:p>
          </table:table-cell>
          <table:table-cell table:style-name="ce25" office:value-type="percentage" office:value="0.776906502359869" calcext:value-type="percentage">
            <text:p>77.7%</text:p>
          </table:table-cell>
          <table:table-cell table:style-name="ce25" office:value-type="percentage" office:value="0.921188777650754" calcext:value-type="percentage">
            <text:p>92.1%</text:p>
          </table:table-cell>
          <table:table-cell table:style-name="ce25" office:value-type="percentage" office:value="0.999533091548283" calcext:value-type="percentage">
            <text:p>100.0%</text:p>
          </table:table-cell>
          <table:table-cell table:number-columns-repeated="2"/>
          <table:covered-table-cell table:style-name="ce28"/>
          <table:table-cell table:style-name="ce31" office:value-type="string" calcext:value-type="string">
            <text:p>Poetry Textbook</text:p>
          </table:table-cell>
          <table:table-cell table:style-name="ce34" table:formula="of:=[.Q11]/[.$T$2]" office:value-type="percentage" office:value="0.02" calcext:value-type="percentage">
            <text:p>2%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Iambic Pentameter</text:p>
          </table:table-cell>
          <table:table-cell table:style-name="ce1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Alliterations</text:p>
          </table:table-cell>
          <table:covered-table-cell table:style-name="Default"/>
          <table:covered-table-cell/>
          <table:table-cell/>
          <table:table-cell office:value-type="string" calcext:value-type="string" table:number-columns-spanned="4" table:number-rows-spanned="1">
            <text:p>Distinct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Vanilla</text:p>
          </table:table-cell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25M</text:p>
          </table:table-cell>
          <table:table-cell office:value-type="percentage" office:value="0.37331746031746" calcext:value-type="percentage">
            <text:p>37.3%</text:p>
          </table:table-cell>
          <table:table-cell office:value-type="percentage" office:value="0.377206349206349" calcext:value-type="percentage">
            <text:p>37.7%</text:p>
          </table:table-cell>
          <table:table-cell office:value-type="percentage" office:value="2.39772222222222" calcext:value-type="percentage">
            <text:p>239.8%</text:p>
          </table:table-cell>
          <table:table-cell office:value-type="percentage" office:value="1.01961111111111" calcext:value-type="percentage">
            <text:p>102.0%</text:p>
          </table:table-cell>
          <table:table-cell table:style-name="ce25" office:value-type="percentage" office:value="0.536333333333333" calcext:value-type="percentage">
            <text:p>53.6%</text:p>
          </table:table-cell>
          <table:table-cell table:style-name="ce25" office:value-type="percentage" office:value="0.649758844997196" calcext:value-type="percentage">
            <text:p>65.0%</text:p>
          </table:table-cell>
          <table:table-cell table:style-name="ce25" office:value-type="percentage" office:value="0.604636406223809" calcext:value-type="percentage">
            <text:p>60.5%</text:p>
          </table:table-cell>
          <table:table-cell table:style-name="ce25" office:value-type="percentage" office:value="0.826848090600304" calcext:value-type="percentage">
            <text:p>82.7%</text:p>
          </table:table-cell>
          <table:table-cell table:style-name="ce25" office:value-type="percentage" office:value="0.935339067988335" calcext:value-type="percentage">
            <text:p>93.5%</text:p>
          </table:table-cell>
          <table:table-cell table:style-name="ce25" office:value-type="percentage" office:value="0.99950559028478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368992063492063" calcext:value-type="percentage">
            <text:p>36.9%</text:p>
          </table:table-cell>
          <table:table-cell office:value-type="percentage" office:value="0.385992063492063" calcext:value-type="percentage">
            <text:p>38.6%</text:p>
          </table:table-cell>
          <table:table-cell office:value-type="percentage" office:value="2.41422222222222" calcext:value-type="percentage">
            <text:p>241.4%</text:p>
          </table:table-cell>
          <table:table-cell office:value-type="percentage" office:value="0.983277777777778" calcext:value-type="percentage">
            <text:p>98.3%</text:p>
          </table:table-cell>
          <table:table-cell table:style-name="ce25" office:value-type="percentage" office:value="0.524277777777778" calcext:value-type="percentage">
            <text:p>52.4%</text:p>
          </table:table-cell>
          <table:table-cell table:style-name="ce25" office:value-type="percentage" office:value="0.70972324630611" calcext:value-type="percentage">
            <text:p>71.0%</text:p>
          </table:table-cell>
          <table:table-cell table:style-name="ce25" office:value-type="percentage" office:value="0.592092612158897" calcext:value-type="percentage">
            <text:p>59.2%</text:p>
          </table:table-cell>
          <table:table-cell table:style-name="ce25" office:value-type="percentage" office:value="0.827120816615968" calcext:value-type="percentage">
            <text:p>82.7%</text:p>
          </table:table-cell>
          <table:table-cell table:style-name="ce25" office:value-type="percentage" office:value="0.939755504245399" calcext:value-type="percentage">
            <text:p>94.0%</text:p>
          </table:table-cell>
          <table:table-cell table:style-name="ce25" office:value-type="percentage" office:value="0.999549519171964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2.7B</text:p>
          </table:table-cell>
          <table:table-cell office:value-type="percentage" office:value="0.303412698412698" calcext:value-type="percentage">
            <text:p>30.3%</text:p>
          </table:table-cell>
          <table:table-cell office:value-type="percentage" office:value="0.318333333333333" calcext:value-type="percentage">
            <text:p>31.8%</text:p>
          </table:table-cell>
          <table:table-cell office:value-type="percentage" office:value="2.35822222222222" calcext:value-type="percentage">
            <text:p>235.8%</text:p>
          </table:table-cell>
          <table:table-cell office:value-type="percentage" office:value="1.025" calcext:value-type="percentage">
            <text:p>102.5%</text:p>
          </table:table-cell>
          <table:table-cell table:style-name="ce25" office:value-type="percentage" office:value="0.5085" calcext:value-type="percentage">
            <text:p>50.9%</text:p>
          </table:table-cell>
          <table:table-cell table:style-name="ce25" office:value-type="percentage" office:value="0.702844645733993" calcext:value-type="percentage">
            <text:p>70.3%</text:p>
          </table:table-cell>
          <table:table-cell table:style-name="ce25" office:value-type="percentage" office:value="0.57678440561071" calcext:value-type="percentage">
            <text:p>57.7%</text:p>
          </table:table-cell>
          <table:table-cell table:style-name="ce25" office:value-type="percentage" office:value="0.810414163705359" calcext:value-type="percentage">
            <text:p>81.0%</text:p>
          </table:table-cell>
          <table:table-cell table:style-name="ce25" office:value-type="percentage" office:value="0.933020455417141" calcext:value-type="percentage">
            <text:p>93.3%</text:p>
          </table:table-cell>
          <table:table-cell table:style-name="ce25" office:value-type="percentage" office:value="0.999549519171964" calcext:value-type="percentage">
            <text:p>100.0%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Mixed Meter</text:p>
          </table:table-cell>
          <table:table-cell table:style-name="ce1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Alliterations</text:p>
          </table:table-cell>
          <table:covered-table-cell table:style-name="Default"/>
          <table:covered-table-cell/>
          <table:table-cell/>
          <table:table-cell office:value-type="string" calcext:value-type="string" table:number-columns-spanned="4" table:number-rows-spanned="1">
            <text:p>Distinct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ine Tuned</text:p>
          </table:table-cell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25M</text:p>
          </table:table-cell>
          <table:table-cell office:value-type="percentage" office:value="0.170555555555556" calcext:value-type="percentage">
            <text:p>17.1%</text:p>
          </table:table-cell>
          <table:table-cell office:value-type="percentage" office:value="0.2575" calcext:value-type="percentage">
            <text:p>25.8%</text:p>
          </table:table-cell>
          <table:table-cell office:value-type="percentage" office:value="1.4675" calcext:value-type="percentage">
            <text:p>146.8%</text:p>
          </table:table-cell>
          <table:table-cell office:value-type="percentage" office:value="0.306944444444444" calcext:value-type="percentage">
            <text:p>30.7%</text:p>
          </table:table-cell>
          <table:table-cell table:style-name="ce25" office:value-type="percentage" office:value="0.0620555555555556" calcext:value-type="percentage">
            <text:p>6.2%</text:p>
          </table:table-cell>
          <table:table-cell table:style-name="ce25" office:value-type="percentage" office:value="0.829764028450432" calcext:value-type="percentage">
            <text:p>83.0%</text:p>
          </table:table-cell>
          <table:table-cell table:style-name="ce25" office:value-type="percentage" office:value="0.633729152926719" calcext:value-type="percentage">
            <text:p>63.4%</text:p>
          </table:table-cell>
          <table:table-cell table:style-name="ce25" office:value-type="percentage" office:value="0.828208955251891" calcext:value-type="percentage">
            <text:p>82.8%</text:p>
          </table:table-cell>
          <table:table-cell table:style-name="ce25" office:value-type="percentage" office:value="0.937652890593081" calcext:value-type="percentage">
            <text:p>93.8%</text:p>
          </table:table-cell>
          <table:table-cell table:style-name="ce25" office:value-type="percentage" office:value="0.999823517126149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159722222222222" calcext:value-type="percentage">
            <text:p>16.0%</text:p>
          </table:table-cell>
          <table:table-cell office:value-type="percentage" office:value="0.263611111111111" calcext:value-type="percentage">
            <text:p>26.4%</text:p>
          </table:table-cell>
          <table:table-cell office:value-type="percentage" office:value="1.34405555555556" calcext:value-type="percentage">
            <text:p>134.4%</text:p>
          </table:table-cell>
          <table:table-cell office:value-type="percentage" office:value="0.294388888888889" calcext:value-type="percentage">
            <text:p>29.4%</text:p>
          </table:table-cell>
          <table:table-cell table:style-name="ce25" office:value-type="percentage" office:value="0.0627777777777778" calcext:value-type="percentage">
            <text:p>6.3%</text:p>
          </table:table-cell>
          <table:table-cell table:style-name="ce25" office:value-type="percentage" office:value="0.7967558336725" calcext:value-type="percentage">
            <text:p>79.7%</text:p>
          </table:table-cell>
          <table:table-cell table:style-name="ce25" office:value-type="percentage" office:value="0.635423456106987" calcext:value-type="percentage">
            <text:p>63.5%</text:p>
          </table:table-cell>
          <table:table-cell table:style-name="ce25" office:value-type="percentage" office:value="0.861088167438135" calcext:value-type="percentage">
            <text:p>86.1%</text:p>
          </table:table-cell>
          <table:table-cell table:style-name="ce25" office:value-type="percentage" office:value="0.958356257221849" calcext:value-type="percentage">
            <text:p>95.8%</text:p>
          </table:table-cell>
          <table:table-cell table:style-name="ce25" office:value-type="percentage" office:value="0.999791245791246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2.7B</text:p>
          </table:table-cell>
          <table:table-cell office:value-type="percentage" office:value="0.291388888888889" calcext:value-type="percentage">
            <text:p>29.1%</text:p>
          </table:table-cell>
          <table:table-cell office:value-type="percentage" office:value="0.364722222222222" calcext:value-type="percentage">
            <text:p>36.5%</text:p>
          </table:table-cell>
          <table:table-cell office:value-type="percentage" office:value="1.55455555555556" calcext:value-type="percentage">
            <text:p>155.5%</text:p>
          </table:table-cell>
          <table:table-cell office:value-type="percentage" office:value="0.353833333333333" calcext:value-type="percentage">
            <text:p>35.4%</text:p>
          </table:table-cell>
          <table:table-cell table:style-name="ce25" office:value-type="percentage" office:value="0.100888888888889" calcext:value-type="percentage">
            <text:p>10.1%</text:p>
          </table:table-cell>
          <table:table-cell table:style-name="ce25" office:value-type="percentage" office:value="0.794386640455061" calcext:value-type="percentage">
            <text:p>79.4%</text:p>
          </table:table-cell>
          <table:table-cell table:style-name="ce25" office:value-type="percentage" office:value="0.539167116215885" calcext:value-type="percentage">
            <text:p>53.9%</text:p>
          </table:table-cell>
          <table:table-cell table:style-name="ce25" office:value-type="percentage" office:value="0.780270134665926" calcext:value-type="percentage">
            <text:p>78.0%</text:p>
          </table:table-cell>
          <table:table-cell table:style-name="ce25" office:value-type="percentage" office:value="0.921399304079983" calcext:value-type="percentage">
            <text:p>92.1%</text:p>
          </table:table-cell>
          <table:table-cell table:style-name="ce25" office:value-type="percentage" office:value="0.99981969799414" calcext:value-type="percentage">
            <text:p>100.0%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Mixed Meter</text:p>
          </table:table-cell>
          <table:table-cell table:style-name="ce1" office:value-type="string" calcext:value-type="string" table:number-columns-spanned="2" table:number-rows-spanned="1">
            <text:p>Rhymes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Alliterations</text:p>
          </table:table-cell>
          <table:covered-table-cell table:style-name="Default"/>
          <table:covered-table-cell/>
          <table:table-cell/>
          <table:table-cell office:value-type="string" calcext:value-type="string" table:number-columns-spanned="4" table:number-rows-spanned="1">
            <text:p>Distinct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Vanilla</text:p>
          </table:table-cell>
          <table:table-cell table:style-name="Default" office:value-type="string" calcext:value-type="string">
            <text:p>Perfect</text:p>
          </table:table-cell>
          <table:table-cell table:style-name="Default" office:value-type="string" calcext:value-type="string">
            <text:p>Weak </text:p>
          </table:table-cell>
          <table:table-cell table:style-name="Default" office:value-type="string" calcext:value-type="string">
            <text:p>t_a = 2</text:p>
          </table:table-cell>
          <table:table-cell table:style-name="Default" office:value-type="string" calcext:value-type="string">
            <text:p>t_a = 3</text:p>
          </table:table-cell>
          <table:table-cell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25M</text:p>
          </table:table-cell>
          <table:table-cell office:value-type="percentage" office:value="0.430714285714286" calcext:value-type="percentage">
            <text:p>43.1%</text:p>
          </table:table-cell>
          <table:table-cell office:value-type="percentage" office:value="0.434047619047619" calcext:value-type="percentage">
            <text:p>43.4%</text:p>
          </table:table-cell>
          <table:table-cell office:value-type="percentage" office:value="2.65683333333333" calcext:value-type="percentage">
            <text:p>265.7%</text:p>
          </table:table-cell>
          <table:table-cell office:value-type="percentage" office:value="1.13983333333333" calcext:value-type="percentage">
            <text:p>114.0%</text:p>
          </table:table-cell>
          <table:table-cell table:style-name="ce25" office:value-type="percentage" office:value="0.612277777777778" calcext:value-type="percentage">
            <text:p>61.2%</text:p>
          </table:table-cell>
          <table:table-cell table:style-name="ce25" office:value-type="percentage" office:value="0.647809885132343" calcext:value-type="percentage">
            <text:p>64.8%</text:p>
          </table:table-cell>
          <table:table-cell table:style-name="ce25" office:value-type="percentage" office:value="0.612317059655673" calcext:value-type="percentage">
            <text:p>61.2%</text:p>
          </table:table-cell>
          <table:table-cell table:style-name="ce25" office:value-type="percentage" office:value="0.833193647989035" calcext:value-type="percentage">
            <text:p>83.3%</text:p>
          </table:table-cell>
          <table:table-cell table:style-name="ce25" office:value-type="percentage" office:value="0.938815108745258" calcext:value-type="percentage">
            <text:p>93.9%</text:p>
          </table:table-cell>
          <table:table-cell table:style-name="ce25" office:value-type="percentage" office:value="0.99981098339719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1.3B</text:p>
          </table:table-cell>
          <table:table-cell office:value-type="percentage" office:value="0.374626984126984" calcext:value-type="percentage">
            <text:p>37.5%</text:p>
          </table:table-cell>
          <table:table-cell office:value-type="percentage" office:value="0.387349206349206" calcext:value-type="percentage">
            <text:p>38.7%</text:p>
          </table:table-cell>
          <table:table-cell office:value-type="percentage" office:value="2.60744444444444" calcext:value-type="percentage">
            <text:p>260.7%</text:p>
          </table:table-cell>
          <table:table-cell office:value-type="percentage" office:value="1.05377777777778" calcext:value-type="percentage">
            <text:p>105.4%</text:p>
          </table:table-cell>
          <table:table-cell table:style-name="ce25" office:value-type="percentage" office:value="0.499111111111111" calcext:value-type="percentage">
            <text:p>49.9%</text:p>
          </table:table-cell>
          <table:table-cell table:style-name="ce25" office:value-type="percentage" office:value="0.69527500419976" calcext:value-type="percentage">
            <text:p>69.5%</text:p>
          </table:table-cell>
          <table:table-cell table:style-name="ce25" office:value-type="percentage" office:value="0.610520112286617" calcext:value-type="percentage">
            <text:p>61.1%</text:p>
          </table:table-cell>
          <table:table-cell table:style-name="ce25" office:value-type="percentage" office:value="0.840275917326661" calcext:value-type="percentage">
            <text:p>84.0%</text:p>
          </table:table-cell>
          <table:table-cell table:style-name="ce25" office:value-type="percentage" office:value="0.943825784190166" calcext:value-type="percentage">
            <text:p>94.4%</text:p>
          </table:table-cell>
          <table:table-cell table:style-name="ce25" office:value-type="percentage" office:value="0.999826577939101" calcext:value-type="percentage">
            <text:p>100.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T-Neo 2.7B</text:p>
          </table:table-cell>
          <table:table-cell office:value-type="percentage" office:value="0.292333333333333" calcext:value-type="percentage">
            <text:p>29.2%</text:p>
          </table:table-cell>
          <table:table-cell office:value-type="percentage" office:value="0.315333333333333" calcext:value-type="percentage">
            <text:p>31.5%</text:p>
          </table:table-cell>
          <table:table-cell office:value-type="percentage" office:value="2.65166666666667" calcext:value-type="percentage">
            <text:p>265.2%</text:p>
          </table:table-cell>
          <table:table-cell office:value-type="percentage" office:value="1.13911111111111" calcext:value-type="percentage">
            <text:p>113.9%</text:p>
          </table:table-cell>
          <table:table-cell table:style-name="ce25" office:value-type="percentage" office:value="0.576555555555555" calcext:value-type="percentage">
            <text:p>57.7%</text:p>
          </table:table-cell>
          <table:table-cell table:style-name="ce25" office:value-type="percentage" office:value="0.686636308508425" calcext:value-type="percentage">
            <text:p>68.7%</text:p>
          </table:table-cell>
          <table:table-cell table:style-name="ce25" office:value-type="percentage" office:value="0.597073587160886" calcext:value-type="percentage">
            <text:p>59.7%</text:p>
          </table:table-cell>
          <table:table-cell table:style-name="ce25" office:value-type="percentage" office:value="0.825110382965483" calcext:value-type="percentage">
            <text:p>82.5%</text:p>
          </table:table-cell>
          <table:table-cell table:style-name="ce25" office:value-type="percentage" office:value="0.939096156527545" calcext:value-type="percentage">
            <text:p>93.9%</text:p>
          </table:table-cell>
          <table:table-cell table:style-name="ce25" office:value-type="percentage" office:value="0.999826577939101" calcext:value-type="percentage">
            <text:p>100.0%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3" table:number-rows-spanned="1">
            <text:p>Distinct</text:p>
          </table:table-cell>
          <table:covered-table-cell table:number-columns-repeated="2" table:style-name="Default"/>
          <table:table-cell table:style-name="ce1" office:value-type="string" calcext:value-type="string" table:number-columns-spanned="2" table:number-rows-spanned="1">
            <text:p>Meter</text:p>
          </table:table-cell>
          <table:covered-table-cell/>
          <table:table-cell table:style-name="ce1" office:value-type="string" calcext:value-type="string" table:number-columns-spanned="3" table:number-rows-spanned="1">
            <text:p>Alliteration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Rhymes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Quatra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entameter</text:p>
          </table:table-cell>
          <table:table-cell office:value-type="string" calcext:value-type="string">
            <text:p>t_a = 2</text:p>
          </table:table-cell>
          <table:table-cell office:value-type="string" calcext:value-type="string">
            <text:p>t_a = 3</text:p>
          </table:table-cell>
          <table:table-cell office:value-type="string" calcext:value-type="string">
            <text:p>t_a = 4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Wea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pt-neo-125M</text:p>
          </table:table-cell>
          <table:table-cell table:style-name="ce4" office:value-type="percentage" office:value="0.621666666666667" calcext:value-type="percentage">
            <text:p>62.17%</text:p>
          </table:table-cell>
          <table:table-cell table:style-name="ce4" office:value-type="percentage" office:value="0.542227172047035" calcext:value-type="percentage">
            <text:p>54.22%</text:p>
          </table:table-cell>
          <table:table-cell table:style-name="ce4" office:value-type="percentage" office:value="0.778665539494488" calcext:value-type="percentage">
            <text:p>77.87%</text:p>
          </table:table-cell>
          <table:table-cell table:style-name="ce4" office:value-type="percentage" office:value="0.913875011045402" calcext:value-type="percentage">
            <text:p>91.39%</text:p>
          </table:table-cell>
          <table:table-cell table:style-name="ce5" office:value-type="float" office:value="12.1415" calcext:value-type="float">
            <text:p>12.14</text:p>
          </table:table-cell>
          <table:table-cell table:style-name="ce5" office:value-type="float" office:value="15.0671666666667" calcext:value-type="float">
            <text:p>15.07</text:p>
          </table:table-cell>
          <table:table-cell table:style-name="ce4" office:value-type="percentage" office:value="2.15405555555556" calcext:value-type="percentage">
            <text:p>215.41%</text:p>
          </table:table-cell>
          <table:table-cell table:style-name="ce4" office:value-type="percentage" office:value="0.7355" calcext:value-type="percentage">
            <text:p>73.55%</text:p>
          </table:table-cell>
          <table:table-cell table:style-name="ce4" office:value-type="percentage" office:value="0.274472222222222" calcext:value-type="percentage">
            <text:p>27.45%</text:p>
          </table:table-cell>
          <table:table-cell table:style-name="ce4" office:value-type="percentage" office:value="0.0083015873015873" calcext:value-type="percentage">
            <text:p>0.83%</text:p>
          </table:table-cell>
          <table:table-cell table:style-name="ce4" office:value-type="percentage" office:value="0.0419960317460317" calcext:value-type="percentage">
            <text:p>4.2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pt-neo-1.3B</text:p>
          </table:table-cell>
          <table:table-cell table:style-name="ce4" office:value-type="percentage" office:value="0.753333333333333" calcext:value-type="percentage">
            <text:p>75.33%</text:p>
          </table:table-cell>
          <table:table-cell table:style-name="ce4" office:value-type="percentage" office:value="0.551701535305075" calcext:value-type="percentage">
            <text:p>55.17%</text:p>
          </table:table-cell>
          <table:table-cell table:style-name="ce4" office:value-type="percentage" office:value="0.802981699824468" calcext:value-type="percentage">
            <text:p>80.30%</text:p>
          </table:table-cell>
          <table:table-cell table:style-name="ce4" office:value-type="percentage" office:value="0.928970962204554" calcext:value-type="percentage">
            <text:p>92.90%</text:p>
          </table:table-cell>
          <table:table-cell table:style-name="ce5" office:value-type="float" office:value="9.68222222222222" calcext:value-type="float">
            <text:p>9.68</text:p>
          </table:table-cell>
          <table:table-cell table:style-name="ce5" office:value-type="float" office:value="12.8958888888889" calcext:value-type="float">
            <text:p>12.90</text:p>
          </table:table-cell>
          <table:table-cell table:style-name="ce4" office:value-type="percentage" office:value="2.27716666666667" calcext:value-type="percentage">
            <text:p>227.72%</text:p>
          </table:table-cell>
          <table:table-cell table:style-name="ce4" office:value-type="percentage" office:value="0.891583333333333" calcext:value-type="percentage">
            <text:p>89.16%</text:p>
          </table:table-cell>
          <table:table-cell table:style-name="ce4" office:value-type="percentage" office:value="0.389611111111111" calcext:value-type="percentage">
            <text:p>38.96%</text:p>
          </table:table-cell>
          <table:table-cell table:style-name="ce4" office:value-type="percentage" office:value="0.0309722222222222" calcext:value-type="percentage">
            <text:p>3.10%</text:p>
          </table:table-cell>
          <table:table-cell table:style-name="ce4" office:value-type="percentage" office:value="0.0993769841269841" calcext:value-type="percentage">
            <text:p>9.9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pt-neo-2.7B</text:p>
          </table:table-cell>
          <table:table-cell table:style-name="ce4" office:value-type="percentage" office:value="0.713333333333333" calcext:value-type="percentage">
            <text:p>71.33%</text:p>
          </table:table-cell>
          <table:table-cell table:style-name="ce4" office:value-type="percentage" office:value="0.556295417524013" calcext:value-type="percentage">
            <text:p>55.63%</text:p>
          </table:table-cell>
          <table:table-cell table:style-name="ce4" office:value-type="percentage" office:value="0.803708517820752" calcext:value-type="percentage">
            <text:p>80.37%</text:p>
          </table:table-cell>
          <table:table-cell table:style-name="ce4" office:value-type="percentage" office:value="0.929661941357082" calcext:value-type="percentage">
            <text:p>92.97%</text:p>
          </table:table-cell>
          <table:table-cell table:style-name="ce5" office:value-type="float" office:value="11.1783888888889" calcext:value-type="float">
            <text:p>11.18</text:p>
          </table:table-cell>
          <table:table-cell table:style-name="ce5" office:value-type="float" office:value="12.9100555555556" calcext:value-type="float">
            <text:p>12.91</text:p>
          </table:table-cell>
          <table:table-cell table:style-name="ce4" office:value-type="percentage" office:value="2.31961111111111" calcext:value-type="percentage">
            <text:p>231.96%</text:p>
          </table:table-cell>
          <table:table-cell table:style-name="ce4" office:value-type="percentage" office:value="0.936" calcext:value-type="percentage">
            <text:p>93.60%</text:p>
          </table:table-cell>
          <table:table-cell table:style-name="ce4" office:value-type="percentage" office:value="0.450277777777778" calcext:value-type="percentage">
            <text:p>45.03%</text:p>
          </table:table-cell>
          <table:table-cell table:style-name="ce4" office:value-type="percentage" office:value="0.00876190476190476" calcext:value-type="percentage">
            <text:p>0.88%</text:p>
          </table:table-cell>
          <table:table-cell table:style-name="ce4" office:value-type="percentage" office:value="0.0510198412698413" calcext:value-type="percentage">
            <text:p>5.1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pt-neo-125M-fine-tuned</text:p>
          </table:table-cell>
          <table:table-cell table:style-name="ce4" office:value-type="percentage" office:value="0.803333333333333" calcext:value-type="percentage">
            <text:p>80.33%</text:p>
          </table:table-cell>
          <table:table-cell table:style-name="ce4" office:value-type="percentage" office:value="0.600818159279257" calcext:value-type="percentage">
            <text:p>60.08%</text:p>
          </table:table-cell>
          <table:table-cell table:style-name="ce4" office:value-type="percentage" office:value="0.807041919321707" calcext:value-type="percentage">
            <text:p>80.70%</text:p>
          </table:table-cell>
          <table:table-cell table:style-name="ce4" office:value-type="percentage" office:value="0.930401639367701" calcext:value-type="percentage">
            <text:p>93.04%</text:p>
          </table:table-cell>
          <table:table-cell table:style-name="ce5" office:value-type="float" office:value="1.53972222222222" calcext:value-type="float">
            <text:p>1.54</text:p>
          </table:table-cell>
          <table:table-cell table:style-name="ce5" office:value-type="float" office:value="1.34877777777778" calcext:value-type="float">
            <text:p>1.35</text:p>
          </table:table-cell>
          <table:table-cell table:style-name="ce4" office:value-type="percentage" office:value="0.920666666666667" calcext:value-type="percentage">
            <text:p>92.07%</text:p>
          </table:table-cell>
          <table:table-cell table:style-name="ce4" office:value-type="percentage" office:value="0.121555555555556" calcext:value-type="percentage">
            <text:p>12.16%</text:p>
          </table:table-cell>
          <table:table-cell table:style-name="ce4" office:value-type="percentage" office:value="0.0123333333333333" calcext:value-type="percentage">
            <text:p>1.23%</text:p>
          </table:table-cell>
          <table:table-cell table:style-name="ce4" office:value-type="percentage" office:value="0.03625" calcext:value-type="percentage">
            <text:p>3.63%</text:p>
          </table:table-cell>
          <table:table-cell table:style-name="ce4" office:value-type="percentage" office:value="0.110833333333333" calcext:value-type="percentage">
            <text:p>11.0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pt-neo-1.3B-fine-tuned</text:p>
          </table:table-cell>
          <table:table-cell table:style-name="ce4" office:value-type="percentage" office:value="0.996666666666667" calcext:value-type="percentage">
            <text:p>99.67%</text:p>
          </table:table-cell>
          <table:table-cell table:style-name="ce4" office:value-type="percentage" office:value="0.67011858765251" calcext:value-type="percentage">
            <text:p>67.01%</text:p>
          </table:table-cell>
          <table:table-cell table:style-name="ce4" office:value-type="percentage" office:value="0.887323344877271" calcext:value-type="percentage">
            <text:p>88.73%</text:p>
          </table:table-cell>
          <table:table-cell table:style-name="ce4" office:value-type="percentage" office:value="0.968171013298685" calcext:value-type="percentage">
            <text:p>96.82%</text:p>
          </table:table-cell>
          <table:table-cell table:style-name="ce5" office:value-type="float" office:value="1.54877777777778" calcext:value-type="float">
            <text:p>1.55</text:p>
          </table:table-cell>
          <table:table-cell table:style-name="ce5" office:value-type="float" office:value="1.62027777777778" calcext:value-type="float">
            <text:p>1.62</text:p>
          </table:table-cell>
          <table:table-cell table:style-name="ce4" office:value-type="percentage" office:value="0.984388888888889" calcext:value-type="percentage">
            <text:p>98.44%</text:p>
          </table:table-cell>
          <table:table-cell table:style-name="ce4" office:value-type="percentage" office:value="0.125583333333333" calcext:value-type="percentage">
            <text:p>12.56%</text:p>
          </table:table-cell>
          <table:table-cell table:style-name="ce4" office:value-type="percentage" office:value="0.0123055555555556" calcext:value-type="percentage">
            <text:p>1.23%</text:p>
          </table:table-cell>
          <table:table-cell table:style-name="ce4" office:value-type="percentage" office:value="0.0522222222222222" calcext:value-type="percentage">
            <text:p>5.22%</text:p>
          </table:table-cell>
          <table:table-cell table:style-name="ce4" office:value-type="percentage" office:value="0.1775" calcext:value-type="percentage">
            <text:p>17.7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pt-neo-2.7B-fine-tuned</text:p>
          </table:table-cell>
          <table:table-cell table:style-name="ce4" office:value-type="percentage" office:value="0.981666666666667" calcext:value-type="percentage">
            <text:p>98.17%</text:p>
          </table:table-cell>
          <table:table-cell table:style-name="ce4" office:value-type="percentage" office:value="0.565116677237122" calcext:value-type="percentage">
            <text:p>56.51%</text:p>
          </table:table-cell>
          <table:table-cell table:style-name="ce4" office:value-type="percentage" office:value="0.802470443639608" calcext:value-type="percentage">
            <text:p>80.25%</text:p>
          </table:table-cell>
          <table:table-cell table:style-name="ce4" office:value-type="percentage" office:value="0.932840889305509" calcext:value-type="percentage">
            <text:p>93.28%</text:p>
          </table:table-cell>
          <table:table-cell table:style-name="ce5" office:value-type="float" office:value="1.70322222222222" calcext:value-type="float">
            <text:p>1.70</text:p>
          </table:table-cell>
          <table:table-cell table:style-name="ce5" office:value-type="float" office:value="1.78944444444444" calcext:value-type="float">
            <text:p>1.79</text:p>
          </table:table-cell>
          <table:table-cell table:style-name="ce4" office:value-type="percentage" office:value="0.889222222222222" calcext:value-type="percentage">
            <text:p>88.92%</text:p>
          </table:table-cell>
          <table:table-cell table:style-name="ce4" office:value-type="percentage" office:value="0.10575" calcext:value-type="percentage">
            <text:p>10.58%</text:p>
          </table:table-cell>
          <table:table-cell table:style-name="ce4" office:value-type="percentage" office:value="0.0115" calcext:value-type="percentage">
            <text:p>1.15%</text:p>
          </table:table-cell>
          <table:table-cell table:style-name="ce4" office:value-type="percentage" office:value="0.06125" calcext:value-type="percentage">
            <text:p>6.13%</text:p>
          </table:table-cell>
          <table:table-cell table:style-name="ce4" office:value-type="percentage" office:value="0.181944444444444" calcext:value-type="percentage">
            <text:p>18.1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pt-neo-2.7B-custom</text:p>
          </table:table-cell>
          <table:table-cell table:style-name="ce4" office:value-type="percentage" office:value="0.991666666666667" calcext:value-type="percentage">
            <text:p>99.17%</text:p>
          </table:table-cell>
          <table:table-cell table:style-name="ce4" office:value-type="percentage" office:value="0.625834303988722" calcext:value-type="percentage">
            <text:p>62.58%</text:p>
          </table:table-cell>
          <table:table-cell table:style-name="ce4" office:value-type="percentage" office:value="0.852186932021671" calcext:value-type="percentage">
            <text:p>85.22%</text:p>
          </table:table-cell>
          <table:table-cell table:style-name="ce4" office:value-type="percentage" office:value="0.95162144015996" calcext:value-type="percentage">
            <text:p>95.16%</text:p>
          </table:table-cell>
          <table:table-cell table:style-name="ce5" office:value-type="float" office:value="1.5805" calcext:value-type="float">
            <text:p>1.58</text:p>
          </table:table-cell>
          <table:table-cell table:style-name="ce5" office:value-type="float" office:value="1.81161111111111" calcext:value-type="float">
            <text:p>1.81</text:p>
          </table:table-cell>
          <table:table-cell table:style-name="ce4" office:value-type="percentage" office:value="0.979638888888889" calcext:value-type="percentage">
            <text:p>97.96%</text:p>
          </table:table-cell>
          <table:table-cell table:style-name="ce4" office:value-type="percentage" office:value="0.11475" calcext:value-type="percentage">
            <text:p>11.48%</text:p>
          </table:table-cell>
          <table:table-cell table:style-name="ce4" office:value-type="percentage" office:value="0.0105" calcext:value-type="percentage">
            <text:p>1.05%</text:p>
          </table:table-cell>
          <table:table-cell table:style-name="ce4" office:value-type="percentage" office:value="0.0854166666666667" calcext:value-type="percentage">
            <text:p>8.54%</text:p>
          </table:table-cell>
          <table:table-cell table:style-name="ce4" office:value-type="percentage" office:value="0.198333333333333" calcext:value-type="percentage">
            <text:p>19.83%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 table:number-columns-spanned="3" table:number-rows-spanned="1">
            <text:p>Distinct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Alliteration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alliteration_coef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t_a = 2</text:p>
          </table:table-cell>
          <table:table-cell office:value-type="string" calcext:value-type="string">
            <text:p>t_a = 3</text:p>
          </table:table-cell>
          <table:table-cell office:value-type="string" calcext:value-type="string">
            <text:p>t_a =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percentage" office:value="0.677243302959833" calcext:value-type="percentage">
            <text:p>67.7%</text:p>
          </table:table-cell>
          <table:table-cell office:value-type="percentage" office:value="0.891678922769904" calcext:value-type="percentage">
            <text:p>89.2%</text:p>
          </table:table-cell>
          <table:table-cell office:value-type="percentage" office:value="0.968331225716297" calcext:value-type="percentage">
            <text:p>96.8%</text:p>
          </table:table-cell>
          <table:table-cell office:value-type="percentage" office:value="0.964611111111111" calcext:value-type="percentage">
            <text:p>96.5%</text:p>
          </table:table-cell>
          <table:table-cell table:style-name="ce25" office:value-type="percentage" office:value="0.137388888888889" calcext:value-type="percentage">
            <text:p>13.7%</text:p>
          </table:table-cell>
          <table:table-cell table:style-name="ce25" office:value-type="percentage" office:value="0.0167777777777778" calcext:value-type="percentage">
            <text:p>1.7%</text:p>
          </table:table-cell>
          <table:table-cell table:number-columns-repeated="1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percentage" office:value="0.671933083022003" calcext:value-type="percentage">
            <text:p>67.2%</text:p>
          </table:table-cell>
          <table:table-cell office:value-type="percentage" office:value="0.905743948591007" calcext:value-type="percentage">
            <text:p>90.6%</text:p>
          </table:table-cell>
          <table:table-cell office:value-type="percentage" office:value="0.973459000707834" calcext:value-type="percentage">
            <text:p>97.3%</text:p>
          </table:table-cell>
          <table:table-cell office:value-type="percentage" office:value="1.125" calcext:value-type="percentage">
            <text:p>112.5%</text:p>
          </table:table-cell>
          <table:table-cell table:style-name="ce25" office:value-type="percentage" office:value="0.140625" calcext:value-type="percentage">
            <text:p>14.1%</text:p>
          </table:table-cell>
          <table:table-cell table:style-name="ce25" office:value-type="percentage" office:value="0" calcext:value-type="percentage">
            <text:p>0.0%</text:p>
          </table:table-cell>
          <table:table-cell table:number-columns-repeated="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percentage" office:value="0.645368676472023" calcext:value-type="percentage">
            <text:p>64.5%</text:p>
          </table:table-cell>
          <table:table-cell office:value-type="percentage" office:value="0.874771229947918" calcext:value-type="percentage">
            <text:p>87.5%</text:p>
          </table:table-cell>
          <table:table-cell office:value-type="percentage" office:value="0.955567344795526" calcext:value-type="percentage">
            <text:p>95.6%</text:p>
          </table:table-cell>
          <table:table-cell office:value-type="percentage" office:value="1.01923076923077" calcext:value-type="percentage">
            <text:p>101.9%</text:p>
          </table:table-cell>
          <table:table-cell table:style-name="ce25" office:value-type="percentage" office:value="0.122435897435897" calcext:value-type="percentage">
            <text:p>12.2%</text:p>
          </table:table-cell>
          <table:table-cell table:style-name="ce25" office:value-type="percentage" office:value="0.0173076923076923" calcext:value-type="percentage">
            <text:p>1.7%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668283561432687" calcext:value-type="percentage">
            <text:p>66.8%</text:p>
          </table:table-cell>
          <table:table-cell office:value-type="percentage" office:value="0.903197712164637" calcext:value-type="percentage">
            <text:p>90.3%</text:p>
          </table:table-cell>
          <table:table-cell office:value-type="percentage" office:value="0.968659704011137" calcext:value-type="percentage">
            <text:p>96.9%</text:p>
          </table:table-cell>
          <table:table-cell office:value-type="percentage" office:value="1.20333333333333" calcext:value-type="percentage">
            <text:p>120.3%</text:p>
          </table:table-cell>
          <table:table-cell table:style-name="ce25" office:value-type="percentage" office:value="0.164444444444444" calcext:value-type="percentage">
            <text:p>16.4%</text:p>
          </table:table-cell>
          <table:table-cell table:style-name="ce25" office:value-type="percentage" office:value="0.0111111111111111" calcext:value-type="percentage">
            <text:p>1.1%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 table:number-columns-spanned="3" table:number-rows-spanned="1">
            <text:p>Distinct</text:p>
          </table:table-cell>
          <table:covered-table-cell table:number-columns-repeated="2" table:style-name="Default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meter_coef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entameter Distan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percentage" office:value="0.677243302959833" calcext:value-type="percentage">
            <text:p>67.7%</text:p>
          </table:table-cell>
          <table:table-cell office:value-type="percentage" office:value="0.891678922769904" calcext:value-type="percentage">
            <text:p>89.2%</text:p>
          </table:table-cell>
          <table:table-cell office:value-type="percentage" office:value="0.968331225716297" calcext:value-type="percentage">
            <text:p>96.8%</text:p>
          </table:table-cell>
          <table:table-cell office:value-type="percentage" office:value="1.62027777777778" calcext:value-type="percentage">
            <text:p>162.0%</text:p>
          </table:table-cell>
          <table:table-cell table:number-columns-repeated="1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percentage" office:value="0.665628197498035" calcext:value-type="percentage">
            <text:p>66.6%</text:p>
          </table:table-cell>
          <table:table-cell office:value-type="percentage" office:value="0.898283056850603" calcext:value-type="percentage">
            <text:p>89.8%</text:p>
          </table:table-cell>
          <table:table-cell office:value-type="percentage" office:value="0.969928032761513" calcext:value-type="percentage">
            <text:p>97.0%</text:p>
          </table:table-cell>
          <table:table-cell office:value-type="percentage" office:value="1.1218487394958" calcext:value-type="percentage">
            <text:p>112.2%</text:p>
          </table:table-cell>
          <table:table-cell table:number-columns-repeated="1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percentage" office:value="0.636040467603869" calcext:value-type="percentage">
            <text:p>63.6%</text:p>
          </table:table-cell>
          <table:table-cell office:value-type="percentage" office:value="0.870003004604418" calcext:value-type="percentage">
            <text:p>87.0%</text:p>
          </table:table-cell>
          <table:table-cell office:value-type="percentage" office:value="0.952874749439692" calcext:value-type="percentage">
            <text:p>95.3%</text:p>
          </table:table-cell>
          <table:table-cell office:value-type="percentage" office:value="1.19130434782609" calcext:value-type="percentage">
            <text:p>119.1%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678001634751339" calcext:value-type="percentage">
            <text:p>67.8%</text:p>
          </table:table-cell>
          <table:table-cell office:value-type="percentage" office:value="0.910391263933142" calcext:value-type="percentage">
            <text:p>91.0%</text:p>
          </table:table-cell>
          <table:table-cell office:value-type="percentage" office:value="0.972262147820456" calcext:value-type="percentage">
            <text:p>97.2%</text:p>
          </table:table-cell>
          <table:table-cell office:value-type="percentage" office:value="0.7125" calcext:value-type="percentage">
            <text:p>71.3%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701115538926653" calcext:value-type="percentage">
            <text:p>70.1%</text:p>
          </table:table-cell>
          <table:table-cell office:value-type="percentage" office:value="0.931896213889159" calcext:value-type="percentage">
            <text:p>93.2%</text:p>
          </table:table-cell>
          <table:table-cell office:value-type="percentage" office:value="0.976503339445153" calcext:value-type="percentage">
            <text:p>97.7%</text:p>
          </table:table-cell>
          <table:table-cell office:value-type="percentage" office:value="1.4375" calcext:value-type="percentage">
            <text:p>143.8%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 table:number-columns-spanned="3" table:number-rows-spanned="1">
            <text:p>Distinct</text:p>
          </table:table-cell>
          <table:covered-table-cell table:number-columns-repeated="2" table:style-name="Default"/>
          <table:table-cell table:style-name="ce1" office:value-type="string" calcext:value-type="string" table:number-columns-spanned="2" table:number-rows-spanned="1">
            <text:p>Rhymes</text:p>
          </table:table-cell>
          <table:covered-table-cell/>
          <table:table-cell table:number-columns-repeated="14"/>
        </table:table-row>
        <table:table-row table:style-name="ro1">
          <table:table-cell office:value-type="string" calcext:value-type="string">
            <text:p>Rhyme Coef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erfect</text:p>
          </table:table-cell>
          <table:table-cell office:value-type="string" calcext:value-type="string">
            <text:p>Wea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percentage" office:value="0.677243302959833" calcext:value-type="percentage">
            <text:p>67.7%</text:p>
          </table:table-cell>
          <table:table-cell office:value-type="percentage" office:value="0.891678922769904" calcext:value-type="percentage">
            <text:p>89.2%</text:p>
          </table:table-cell>
          <table:table-cell office:value-type="percentage" office:value="0.968331225716297" calcext:value-type="percentage">
            <text:p>96.8%</text:p>
          </table:table-cell>
          <table:table-cell office:value-type="percentage" office:value="0.0533333333333333" calcext:value-type="percentage">
            <text:p>5.3%</text:p>
          </table:table-cell>
          <table:table-cell table:style-name="ce25" office:value-type="percentage" office:value="0.191388888888889" calcext:value-type="percentage">
            <text:p>19.1%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percentage" office:value="0.652322825916801" calcext:value-type="percentage">
            <text:p>65.2%</text:p>
          </table:table-cell>
          <table:table-cell office:value-type="percentage" office:value="0.882797757239897" calcext:value-type="percentage">
            <text:p>88.3%</text:p>
          </table:table-cell>
          <table:table-cell office:value-type="percentage" office:value="0.960306344998454" calcext:value-type="percentage">
            <text:p>96.0%</text:p>
          </table:table-cell>
          <table:table-cell office:value-type="percentage" office:value="0.070578231292517" calcext:value-type="percentage">
            <text:p>7.1%</text:p>
          </table:table-cell>
          <table:table-cell table:style-name="ce25" office:value-type="percentage" office:value="0.255952380952381" calcext:value-type="percentage">
            <text:p>25.6%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percentage" office:value="0.671502541218283" calcext:value-type="percentage">
            <text:p>67.2%</text:p>
          </table:table-cell>
          <table:table-cell office:value-type="percentage" office:value="0.907813049550309" calcext:value-type="percentage">
            <text:p>90.8%</text:p>
          </table:table-cell>
          <table:table-cell office:value-type="percentage" office:value="0.972577373516719" calcext:value-type="percentage">
            <text:p>97.3%</text:p>
          </table:table-cell>
          <table:table-cell office:value-type="percentage" office:value="0.0925" calcext:value-type="percentage">
            <text:p>9.3%</text:p>
          </table:table-cell>
          <table:table-cell table:style-name="ce25" office:value-type="percentage" office:value="0.305" calcext:value-type="percentage">
            <text:p>30.5%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6632206574769" calcext:value-type="percentage">
            <text:p>66.3%</text:p>
          </table:table-cell>
          <table:table-cell office:value-type="percentage" office:value="0.893679615069894" calcext:value-type="percentage">
            <text:p>89.4%</text:p>
          </table:table-cell>
          <table:table-cell office:value-type="percentage" office:value="0.964451743003193" calcext:value-type="percentage">
            <text:p>96.4%</text:p>
          </table:table-cell>
          <table:table-cell office:value-type="percentage" office:value="0.183333333333333" calcext:value-type="percentage">
            <text:p>18.3%</text:p>
          </table:table-cell>
          <table:table-cell table:style-name="ce25" office:value-type="percentage" office:value="0.428333333333333" calcext:value-type="percentage">
            <text:p>42.8%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6:39:14.554728417</meta:creation-date>
    <dc:date>2022-12-17T19:49:57.976441886</dc:date>
    <meta:editing-duration>PT5H32S</meta:editing-duration>
    <meta:editing-cycles>15</meta:editing-cycles>
    <meta:generator>LibreOffice/7.3.7.2$Linux_X86_64 LibreOffice_project/30$Build-2</meta:generator>
    <meta:document-statistic meta:table-count="1" meta:cell-count="462" meta:object-count="0"/>
  </office:meta>
</office:document-meta>
</file>